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in Diab Terminus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23.2" N</text:p>
          </table:table-cell>
          <table:table-cell office:value-type="string" table:style-name="ce1">
            <text:p><text:s/>7º35'23.44" W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ittoral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51.26" N<text:s/></text:p>
          </table:table-cell>
          <table:table-cell office:value-type="string" table:style-name="ce1">
            <text:p>7º40'29.32" W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Hay Hassani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36.36" N<text:s/></text:p>
          </table:table-cell>
          <table:table-cell office:value-type="string" table:style-name="ce1">
            <text:p>7º40'23.34" W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idi Abdel Rahman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18.69" N<text:s/></text:p>
          </table:table-cell>
          <table:table-cell office:value-type="string" table:style-name="ce1">
            <text:p>7º40'9.7" W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ité de l'Air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6.2" N<text:s/></text:p>
          </table:table-cell>
          <table:table-cell office:value-type="string" table:style-name="ce1">
            <text:p>7º39'52.11" W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bdellah Ben Cherif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3'56.67" N<text:s/></text:p>
          </table:table-cell>
          <table:table-cell office:value-type="string" table:style-name="ce1">
            <text:p>7º39'36.58" W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lace Financièr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3'43.73" N<text:s/></text:p>
          </table:table-cell>
          <table:table-cell office:value-type="string" table:style-name="ce1">
            <text:p>7º39'39.25" W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nfa Parc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3'34.69" N</text:p>
          </table:table-cell>
          <table:table-cell office:value-type="string" table:style-name="ce1">
            <text:p><text:s/>7º39'26.46" W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Hay Andia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3'40.9" N<text:s/></text:p>
          </table:table-cell>
          <table:table-cell office:value-type="string" table:style-name="ce1">
            <text:p>7º39'10.09" W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eauséjour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3'52.61" N<text:s/></text:p>
          </table:table-cell>
          <table:table-cell office:value-type="string" table:style-name="ce1">
            <text:p>7º38'52.13" W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Ghandi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6.66" N<text:s/></text:p>
          </table:table-cell>
          <table:table-cell office:value-type="string" table:style-name="ce1">
            <text:p>7º38'41.49" W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Riviera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14.92" N<text:s/></text:p>
          </table:table-cell>
          <table:table-cell office:value-type="string" table:style-name="ce1">
            <text:p>7º38'11.32" W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erb Ghelaf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33º34'11.78" N<text:s/></text:p>
          </table:table-cell>
          <table:table-cell office:value-type="string" table:style-name="ce1">
            <text:p>7º37'52.07" W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San</dc:creator>
    <meta:creation-date>2018-05-03T10:10:28Z</meta:creation-date>
    <dc:date>2018-05-03T15:06:23Z</dc:date>
  </office:meta>
</office:document-meta>
</file>